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fo:border="0.06pt solid #000000"/>
    </style:style>
    <style:style style:name="ce2" style:family="table-cell" style:parent-style-name="Default">
      <style:table-cell-properties fo:background-color="#1c1c1c" fo:border="0.06pt solid #000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iezas_electric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office:value-type="string" calcext:value-type="string">
            <text:p>PROPIEDADES GENERA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d_pieza_electronica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mbre_propiedad_exportabl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ltura_desde_piso</text:p>
          </table:table-cell>
          <table:table-cell office:value-type="string" calcext:value-type="string">
            <text:p>distanc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aciones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ROPIEDADES ESPECÍFICA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MACORRIENTE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tomacorriente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</text:p>
          </table:table-cell>
          <table:table-cell table:style-name="ce2" office:value-type="string" calcext:value-type="string">
            <text:p>string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INTERRUPTOR SENCILLO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interruptor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erruptor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luz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tencia_w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luz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nominal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in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TABLERO DE DISTRIBUCIÓN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tablero_distribucion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num_circuitos</text:p>
          </table:table-cell>
          <table:table-cell office:value-type="string" calcext:value-type="string">
            <text:p>integ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fases</text:p>
          </table:table-cell>
          <table:table-cell office:value-type="string" calcext:value-type="string">
            <text:p>integ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fase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iente_max_fase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ERRUPTOR TOMACORRIENTE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interruptor_tomacorriente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int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int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int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tomacorri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tc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iente_max_tc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tc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tc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tc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erruptor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int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ERRUPTOR DOBLE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interruptor2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int1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1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iente_max_int2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2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TERRUPTOR TRIPLE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interruptor3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int1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1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int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iente_max_int2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2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int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iente_max_int3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3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int3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_int3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3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int3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ISYUNTOR UN POLO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disyuntor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ISYUNTOR DOS POLOS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disyuntor2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polo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polo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polo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polo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ISYUNTOR TRES POLOS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disyuntor3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polo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polo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circuito_polo3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um_tablero_distribucion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polo1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polo2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_polo3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ENSOR MOVIMIENTO INTERRUPTOR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sensor_movimiento_interruptor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orriente_max_int_a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int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in_ctrl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ctrl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nominal_ctrl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_interruptor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d_fu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EXTRACTOR DE AIRE</text:p>
          </table:table-cell>
          <table:table-cell office:value-type="string" calcext:value-type="string">
            <text:p>nombre_propiedad_exportable</text:p>
          </table:table-cell>
          <table:table-cell office:value-type="string" calcext:value-type="string">
            <text:p>extractor_aire_propieda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tencia_w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str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nominal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in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taje_max_v</text:p>
          </table:table-cell>
          <table:table-cell office:value-type="string" calcext:value-type="string">
            <text:p>float</text:p>
          </table:table-cell>
          <table:table-cell table:number-columns-repeated="62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02:18:59.8069216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01:11:27.253000000</meta:creation-date>
    <dc:date>2021-06-27T05:19:42.298192137</dc:date>
    <meta:editing-duration>PT3H48M37S</meta:editing-duration>
    <meta:editing-cycles>38</meta:editing-cycles>
    <meta:generator>LibreOffice/6.4.5.2$Linux_X86_64 LibreOffice_project/40$Build-2</meta:generator>
    <meta:document-statistic meta:table-count="1" meta:cell-count="256" meta:object-count="0"/>
  </office:meta>
</office:document-meta>
</file>